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text-indent="0in" style:auto-text-indent="false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4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3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34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35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36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37" style:family="paragraph" style:parent-style-name="Standard" style:list-style-name="WWNum6">
      <style:paragraph-properties fo:margin-left="1in" fo:margin-right="0in" fo:margin-top="0in" fo:margin-bottom="0in" loext:contextual-spacing="false" fo:text-indent="-0.25in" style:auto-text-indent="false"/>
    </style:style>
    <style:style style:name="P38" style:family="paragraph" style:parent-style-name="Standard" style:list-style-name="WWNum6">
      <style:paragraph-properties fo:margin-left="1in" fo:margin-right="0in" fo:margin-top="0in" fo:margin-bottom="0.0429in" loext:contextual-spacing="false" fo:text-indent="-0.25in" style:auto-text-indent="false"/>
    </style:style>
    <style:style style:name="P39" style:family="paragraph" style:parent-style-name="Heading_20_1" style:list-style-name="WWNum4"/>
    <style:style style:name="P40" style:family="paragraph" style:parent-style-name="Heading_20_1" style:list-style-name="WWNum4">
      <style:paragraph-properties fo:break-before="auto" fo:break-after="auto"/>
    </style:style>
    <style:style style:name="P41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style:text-underline-style="none"/>
    </style:style>
    <style:style style:name="T21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2" style:family="text">
      <style:text-properties fo:color="#1155cc" style:text-underline-style="solid" style:text-underline-width="auto" style:text-underline-color="font-color"/>
    </style:style>
    <style:style style:name="T23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bookmark text:name="_aczyuw2yex2w"/><text:span text:style-name="T1">Sistemes de gestió empresarial</text:span><text:span text:style-name="T2"><text:line-break/></text:span><text:span text:style-name="T3">UD 08. (Presencial) Activitats avaluables 01</text:span></text:p>
      <text:p text:style-name="P1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tzat Desembre 2021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10"><text:s/>📖 </text:span><text:span text:style-name="T11">Important</text:span></text:p>
      <text:p text:style-name="P10"/>
      <text:p text:style-name="P9"><text:span text:style-name="T12"><text:s/>❕</text:span><text:span text:style-name="T13"> </text:span><text:span text:style-name="T11">Atenció</text:span></text:p>
      <text:p text:style-name="P10"/>
      <text:p text:style-name="P9"><text:span text:style-name="T10"><text:s/>💬</text:span> <text:span text:style-name="T11">Interessant</text:span></text:p>
      <text:p text:style-name="P11"><text:span text:style-name="T14">Índex de contingut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soft-page-break/><text:a xlink:type="simple" xlink:href="#_dbh0n1vac4c8" text:style-name="Index_20_Link" text:visited-style-name="Index_20_Link"><text:span text:style-name="T18">Data d’entrega</text:span></text:a><text:span text:style-name="T18"><text:tab/>3</text:span></text:p>
          <text:p text:style-name="P13"><text:a xlink:type="simple" xlink:href="#_9maybllx2a09" text:style-name="Index_20_Link" text:visited-style-name="Index_20_Link"><text:span text:style-name="T18">Observacions prèvies a la realització de la tasca avaluables</text:span></text:a><text:span text:style-name="T18"><text:tab/>3</text:span></text:p>
          <text:p text:style-name="P13"><text:a xlink:type="simple" xlink:href="#_2itjvswydgw7" text:style-name="Index_20_Link" text:visited-style-name="Index_20_Link"><text:span text:style-name="T18">Citació demostració d’autoria dels exercicis i castic per còpia</text:span></text:a><text:span text:style-name="T18"><text:tab/>3</text:span></text:p>
          <text:p text:style-name="P13"><text:a xlink:type="simple" xlink:href="#_42r7h17vh8ep" text:style-name="Index_20_Link" text:visited-style-name="Index_20_Link"><text:span text:style-name="T18">Activitats</text:span></text:a><text:span text:style-name="T18"><text:tab/>4</text:span></text:p>
          <text:p text:style-name="P13"><text:a xlink:type="simple" xlink:href="#_ahjbpqqme8e0" text:style-name="Index_20_Link" text:visited-style-name="Index_20_Link"><text:span text:style-name="T18">Activitat 01</text:span></text:a><text:span text:style-name="T18"><text:tab/>4</text:span></text:p>
          <text:p text:style-name="P13"><text:a xlink:type="simple" xlink:href="#_otv9aq61hrbv" text:style-name="Index_20_Link" text:visited-style-name="Index_20_Link"><text:span text:style-name="T18">Activitat 02</text:span></text:a><text:span text:style-name="T18"><text:tab/>4</text:span></text:p>
          <text:p text:style-name="P13"><text:a xlink:type="simple" xlink:href="#_fg1c18ewwdw6" text:style-name="Index_20_Link" text:visited-style-name="Index_20_Link"><text:span text:style-name="T18">Activitat 03</text:span></text:a><text:span text:style-name="T18"><text:tab/>4</text:span></text:p>
          <text:p text:style-name="P14"><text:a xlink:type="simple" xlink:href="#_fiealhzcgov2" text:style-name="Index_20_Link" text:visited-style-name="Index_20_Link"><text:span text:style-name="T9">Activitat 04</text:span></text:a><text:span text:style-name="T9"><text:tab/>5</text:span></text:p>
        </text:index-body>
      </text:table-of-conten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<text:span text:style-name="T15">UD08. Activitats avaluables 01 (Presencial)</text:span></text:p>
      <text:list xml:id="list2173393591" text:style-name="WWNum4">
        <text:list-item>
          <text:p text:style-name="P40"><text:bookmark text:name="_dbh0n1vac4c8"/>Data d’entrega</text:p>
        </text:list-item>
      </text:list>
      <text:p text:style-name="Standard"><text:span text:style-name="T11">Data límit d'entrega: </text:span><text:span text:style-name="T19">Dilluns 10 de gener a les 23:55.</text:span></text:p>
      <text:p text:style-name="Standard">L’activitat serà avaluada quan haja passat la data límit d’entrega.</text:p>
      <text:p text:style-name="P23"><text:span text:style-name="T12"><text:s/>❕</text:span><text:span text:style-name="T13"> </text:span><text:span text:style-name="T11">Atenció: </text:span>la data d’entrega no és prorrogable. Si no entregues en temps, la qualificació serà 0.</text:p>
      <text:list xml:id="list135607178042963" text:continue-numbering="true" text:style-name="WWNum4">
        <text:list-item>
          <text:p text:style-name="P40"><text:bookmark text:name="_9maybllx2a09"/>Observacions prèvies a la realització de la tasca avaluables</text:p>
        </text:list-item>
      </text:list>
      <text:list xml:id="list3283424527" text:style-name="WWNum3">
        <text:list-item>
          <text:p text:style-name="P24"><text:soft-page-break/>Per a lliurar les imatges dels contenidors, has d’utilitzar el repositori de “Docker Hub”.</text:p>
          <text:list>
            <text:list-item>
              <text:p text:style-name="P36">Les imatges dels contenidors han de ser privades.</text:p>
            </text:list-item>
          </text:list>
        </text:list-item>
        <text:list-item>
          <text:p text:style-name="P28">Has d’utilitzar el repositori Github creat per lliurar treballs del mòdul. Recordeu que el repositori de Github:</text:p>
          <text:list>
            <text:list-item>
              <text:p text:style-name="P36">És un lloc de treball. Es valorarà si s’ha utilitzat correctament (pujant versions i no actuant únicament com un lloc on lliurar la tasca).</text:p>
            </text:list-item>
            <text:list-item>
              <text:p text:style-name="P36">És molt important que el repositori siga privat, per tal d’evitar una hipotètica còpia d’altres alumnes.</text:p>
            </text:list-item>
            <text:list-item>
              <text:p text:style-name="P36">El repositori ha d'estar organitzat en carpetes i fitxers, amb noms descriptius tant en fitxers com de carpetes, de forma que siga fàcil navegar, no a soles per mi, sinó per un hipotètic contractador que veja el teu repositori com un portfolio.</text:p>
            </text:list-item>
            <text:list-item>
              <text:p text:style-name="P36">El repositori és un portfolio i no "un lloc on entregar la pràctica". Faciliteu la lectura pujant el document en PDF mínim (a més, podeu pujar en ODT, DOCX, etc.). No fiqueu el document en un ".zip" o ".rar".</text:p>
            </text:list-item>
          </text:list>
        </text:list-item>
        <text:list-item>
          <text:p text:style-name="P28">Quan s’entreguen documents, aquests han de tindre una bona presentació. Encara que siga xicotet, ha de tindre portada, índex, capçalera, peu de pàgina (amb nombre de pàgina), a més de ser coherent en estil.</text:p>
        </text:list-item>
        <text:list-item>
          <text:p text:style-name="P28">Quan s’entregue fitxers amb codi han d’estar correctament formatats i abundantment comentats. </text:p>
          <text:list>
            <text:list-item>
              <text:p text:style-name="P36"><text:span text:style-name="T19">Nota: podeu fer els comentaris dels programes a la llengua que vulgueu (Castellà, Valencià o Anglés).</text:span></text:p>
            </text:list-item>
          </text:list>
        </text:list-item>
      </text:list>
      <text:list xml:id="list3794442585" text:style-name="WWNum1">
        <text:list-item>
          <text:p text:style-name="P32">Les parts de redactat de l’activitat han de fer-se en valencià. No serem molt estrictes en gramàtica i ortografia, però almenys heu d’intentar fer-ho bé.</text:p>
        </text:list-item>
      </text:list>
      <text:p text:style-name="Standard"/>
      <text:p text:style-name="P23"><text:span text:style-name="T12"><text:s/>❕</text:span><text:span text:style-name="T13"> </text:span><text:span text:style-name="T11">Atenció: </text:span>no complir aquestes consideracions pot reduir la nota fins a 3 punts.</text:p>
      <text:list xml:id="list135607237159911" text:continue-list="list135607178042963" text:style-name="WWNum4">
        <text:list-item>
          <text:p text:style-name="P39"><text:bookmark text:name="_2itjvswydgw7"/>Citació demostració d’autoria dels exercicis i castic per còpia</text:p>
        </text:list-item>
      </text:list>
      <text:p text:style-name="Standard">Per a considerar un exercici realitzat, no basta únicament amb lliurar el codi amb comentaris. L’alumnat ha de SER CAPAÇ d’entendre i defendre el seu exercici a petició del professor i SER <text:s text:c="28"/></text:p>
      <text:p text:style-name="Standard">CAPAÇ de realitzar modificacions relacionades amb el mateix, amb el fi de demostrar l’adquisició de coneixement i evitar qualsevol sospita de còpia.</text:p>
      <text:p text:style-name="Standard"><text:span text:style-name="T19">Es ficara una nota provisional, però posteriorment tot l’alumnat serà citat per a defendre en persona o videoconferència l’autoria completa d’aquest avaluable.</text:span></text:p>
      <text:p text:style-name="Standard">Si l’alumnat no pot fer aquesta defensa i aquestes modificacions, es considerarà que ha copiat l’exercici. <text:span text:style-name="T21">La còpia es castiga amb el suspens del mòdul complet.</text:span></text:p>
      <text:list xml:id="list135607256516164" text:continue-numbering="true" text:style-name="WWNum4">
        <text:list-item>
          <text:p text:style-name="P40"><text:bookmark text:name="_42r7h17vh8ep"/>Activitats</text:p>
          <text:list>
            <text:list-item>
              <text:p text:style-name="P39"><text:bookmark text:name="_ahjbpqqme8e0"/>Activitat 01</text:p>
            </text:list-item>
          </text:list>
        </text:list-item>
      </text:list>
      <text:p text:style-name="Standard">Modifica l’exemple de”EJ07-LigaFutbol” de forma que:</text:p>
      <text:list xml:id="list1353822404" text:style-name="WWNum5">
        <text:list-item>
          <text:p text:style-name="P25">Els partits per 4 o més gols de diferència, computen com “4” punts per al guanyador i “-1” punt per al perdedor.</text:p>
        </text:list-item>
        <text:list-item>
          <text:p text:style-name="P29">Implementa a la vista dels partits un botó que en prémer-lo, sume 2 gols a tots els equips de casa en tots els partits disputats. La classificació haurà de recalcular-se.</text:p>
        </text:list-item>
        <text:list-item>
          <text:p text:style-name="P29">Implementa a la vista dels partits un botó que en prémer-lo, sume 2 gols a tots els equips visitants en tots els partits disputats. La classificació haurà de recalcular-se.</text:p>
        </text:list-item>
        <text:list-item>
          <text:p text:style-name="P29">Implemente una cridada web mitjançant un Web Controller a l'URL <text:a xlink:type="simple" xlink:href="http://localhost:8069/eliminarempates" text:style-name="ListLabel_20_46" text:visited-style-name="ListLabel_20_46"><text:span text:style-name="T22">http://localhost:8069/eliminarempates</text:span></text:a> que quan es faça, elimine tots els partits que estiguen empatats. Mostrarà el número de partits eliminats.</text:p>
        </text:list-item>
        <text:list-item>
          <text:p text:style-name="P29">Genera un informe per a cada partit que mostre el resultat del partit en PDF.</text:p>
        </text:list-item>
        <text:list-item>
          <text:p text:style-name="P29"><text:soft-page-break/>Genera un Wizard per crear nous partits.</text:p>
        </text:list-item>
        <text:list-item>
          <text:p text:style-name="P33">Implementa a la vista dels partits una vista “Graph” que mostre de forma visual estadístiques dels gols marcats per partits a casa.</text:p>
        </text:list-item>
      </text:list>
      <text:list xml:id="list135608461940007" text:continue-list="list135607256516164" text:style-name="WWNum4">
        <text:list-item>
          <text:list>
            <text:list-item>
              <text:p text:style-name="P40"><text:bookmark text:name="_otv9aq61hrbv"/>Activitat 02</text:p>
            </text:list-item>
          </text:list>
        </text:list-item>
      </text:list>
      <text:p text:style-name="P15">Fes un vídeo de no més de 3 minuts de duració on expliques i demostres com has provat totes les opcions (crear, modificar, consultar, eliminar) de l'API Rest de l’exemple “EJ08-API-REST-Socios” amb una ferramenta similar a “PostMan” o l'extensió de Visual Studio Code “Thunder Client”.</text:p>
      <text:p text:style-name="P15"><text:span text:style-name="T11">Nota</text:span>: el vídeo pot fer-se en qualsevol idioma (Valencià, Castellà o Anglés) i no requereix una gran edició, només es valorarà que es demostren les proves i es detalle que s’està fent i per què.</text:p>
      <text:list xml:id="list135606707410398" text:continue-numbering="true" text:style-name="WWNum4">
        <text:list-item>
          <text:list>
            <text:list-item>
              <text:p text:style-name="P39"><text:bookmark text:name="_fg1c18ewwdw6"/>Activitat 03</text:p>
            </text:list-item>
          </text:list>
        </text:list-item>
      </text:list>
      <text:p text:style-name="P15">Posa en marxa en la teua màquina l’exemple “EJ08-API-REST-Socios”. Després, crea en una aplicació Python, que executaràs en la teua màquina que permetrà llançar ordres a un bot de Telegram per crear, modificar, esborrar i consultar registres de Socis.</text:p>
      <text:p text:style-name="Standard">El bot de Telegram per cada petició consultarà l’API Rest de “EJ08-API-REST-Socios”.</text:p>
      <text:p text:style-name="Standard">Les ordres que haurà de suportar el bot de Telegram són:</text:p>
      <text:list xml:id="list2192213275" text:style-name="WWNum2">
        <text:list-item>
          <text:p text:style-name="P26">Crear,nombre=”nombre”,apellidos=”apellidos”,num_socio=”numerosocio”</text:p>
        </text:list-item>
        <text:list-item>
          <text:p text:style-name="P30">Modificar,nombre=”nombre”,apellidos=”apellidos”,num_socio=”numerosocio”</text:p>
        </text:list-item>
        <text:list-item>
          <text:p text:style-name="P30">Consultar,num_socio=”numerosocio”</text:p>
        </text:list-item>
        <text:list-item>
          <text:p text:style-name="P34">Borrar,num_socio=”numerosocio”</text:p>
        </text:list-item>
      </text:list>
      <text:p text:style-name="P15">En el cas de rebre una ordre distinta, tornarà el missatge “Orden no soportada”.</text:p>
      <text:p text:style-name="P15"/>
      <text:p text:style-name="P15"><text:span text:style-name="T19">Per crear el bot Telegram has d’utilitzar BotFather:</text:span></text:p>
      <text:list xml:id="list4127887214" text:style-name="WWNum6">
        <text:list-item>
          <text:p text:style-name="P35"><text:a xlink:type="simple" xlink:href="https://planetachatbot.com/como-crear-bot-para-telegram-y-darle-funcionalidad/" text:style-name="ListLabel_20_46" text:visited-style-name="ListLabel_20_46"><text:span text:style-name="T22">https://planetachatbot.com/como-crear-bot-para-telegram-y-darle-funcionalidad/</text:span></text:a> </text:p>
        </text:list-item>
      </text:list>
      <text:p text:style-name="P15"/>
      <text:p text:style-name="P15"><text:span text:style-name="T19">Per fer l’aplicació, et seran útils les següents biblioteques:</text:span></text:p>
      <text:list xml:id="list135608005652120" text:continue-numbering="true" text:style-name="WWNum6">
        <text:list-item>
          <text:p text:style-name="P27">La biblioteca “request”, per consumir una API Rest en Python:</text:p>
          <text:list>
            <text:list-item>
              <text:p text:style-name="P37"><text:a xlink:type="simple" xlink:href="https://j2logo.com/python/python-requests-peticiones-http/" text:style-name="ListLabel_20_46" text:visited-style-name="ListLabel_20_46"><text:span text:style-name="T22">https://j2logo.com/python/python-requests-peticiones-http/</text:span></text:a></text:p>
            </text:list-item>
            <text:list-item>
              <text:p text:style-name="P37"><text:a xlink:type="simple" xlink:href="https://www.nylas.com/blog/use-python-requests-module-rest-apis/" text:style-name="ListLabel_20_46" text:visited-style-name="ListLabel_20_46"><text:span text:style-name="T22">https://www.nylas.com/blog/use-python-requests-module-rest-apis/</text:span></text:a></text:p>
            </text:list-item>
          </text:list>
        </text:list-item>
        <text:list-item>
          <text:p text:style-name="P31">La biblioteca “Python Telegram Bot” per crear un Bot de Telegram</text:p>
          <text:list>
            <text:list-item>
              <text:p text:style-name="P37"><text:a xlink:type="simple" xlink:href="https://github.com/python-telegram-bot/python-telegram-bot" text:style-name="ListLabel_20_46" text:visited-style-name="ListLabel_20_46"><text:span text:style-name="T22">https://github.com/python-telegram-bot/python-telegram-bot</text:span></text:a></text:p>
            </text:list-item>
            <text:list-item>
              <text:p text:style-name="P38"><text:a xlink:type="simple" xlink:href="https://github.com/python-telegram-bot/python-telegram-bot/tree/master/examples" text:style-name="ListLabel_20_46" text:visited-style-name="ListLabel_20_46"><text:span text:style-name="T22">https://github.com/python-telegram-bot/python-telegram-bot/tree/master/examples</text:span></text:a></text:p>
            </text:list-item>
          </text:list>
        </text:list-item>
      </text:list>
      <text:list xml:id="list135607384680366" text:continue-list="list135606707410398" text:style-name="WWNum4">
        <text:list-item>
          <text:list>
            <text:list-item>
              <text:p text:style-name="P39"><text:bookmark text:name="_fiealhzcgov2"/>Activitat 04</text:p>
            </text:list-item>
          </text:list>
        </text:list-item>
      </text:list>
      <text:p text:style-name="Standard"><text:soft-page-break/>De forma similar a l’exemple “EJ09-GenerarBarcode”, fes un Web Controller que es recolza en una eina externa PIL: <text:a xlink:type="simple" xlink:href="https://pypi.org/project/Pillow/" text:style-name="ListLabel_20_46" text:visited-style-name="ListLabel_20_46"><text:span text:style-name="T22">https://pypi.org/project/Pillow/</text:span></text:a> que genere a cada petició una imatge formada per píxels aleatoris, rebent com paràmetres l'ample i llargària de la imatge desitjada.</text:p>
      <text:p text:style-name="Standard"/>
      <text:p text:style-name="Standard">Pots ajudar-te del codi de l’exemple “EJ09-GenerarBarcode” i amb exemples de codi com en</text:p>
      <text:p text:style-name="Standard"><text:a xlink:type="simple" xlink:href="https://www.daniweb.com/programming/software-development/threads/488949/looking-for-random-image-generator-pil-script" text:style-name="ListLabel_20_46" text:visited-style-name="ListLabel_20_46"><text:span text:style-name="T22">https://www.daniweb.com/programming/software-development/threads/488949/looking-for-random-image-generator-pil-script</text:span></text:a> i també per guardar la imatge com a text per mostrar-la en base64 a <text:a xlink:type="simple" xlink:href="https://stackoverflow.com/questions/646286/how-to-write-png-image-to-string-with-the-pil" text:style-name="ListLabel_20_46" text:visited-style-name="ListLabel_20_46"><text:span text:style-name="T22">https://stackoverflow.com/questions/646286/how-to-write-png-image-to-string-with-the-pil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46" style:display-name="ListLabel 46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8. Activitats avaluables 01</text:span></text:p>
      </style:header>
      <style:footer>
        <text:p text:style-name="MP4"><text:span text:style-name="MT1">Sistemes de gestió empresarial<text:tab/><text:tab/>UD08 - Pàgina </text:span><text:page-number text:select-page="current">5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5" meta:paragraph-count="80" meta:word-count="1041" meta:character-count="6998" meta:non-whitespace-character-count="6026"/>
    <meta:generator>LibreOfficeDev/6.0.5.2$Linux_X86_64 LibreOffice_project/</meta:generator>
  </office:meta>
</office:document-meta>
</file>